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1<text:span text:style-name="T2">th</text:span> February 2014 Time : 15.00 to 17.30 , GMRT conference room 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Nayak ji,CPK,NMS, SNK, DBB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4913301641" text:style-name="L1">
              <text:list-item>
                <text:p text:style-name="P7">RRU updated that he has implemented servo tracking for one antenna in Online V2 along with commands like sendsacsrc, goin, goout, trkon, trkoff.</text:p>
                <text:p text:style-name="P7">Tracking routine has been successfully tested with prototype servo_client program.</text:p>
                <text:p text:style-name="P7">Online V2 sends tracking parameters every 10 seconds.</text:p>
                <text:p text:style-name="P7">Installed New MCM cards in S04 &amp; S02. S04 MCM cards is communicating fine with Online V2 for last 4 days.</text:p>
                <text:p text:style-name="P7">S02 optical unit has some problem. Informed Optical group. Once they resolve that problem, S02 MCM cards will start communicating with Online V2.</text:p>
                <text:p text:style-name="P7">NGK suggested to write a short note on requirement of network switch for Lab testing.</text:p>
                <text:p text:style-name="P7"/>
              </text:list-item>
              <text:list-item>
                <text:p text:style-name="P7">NMS updated that he has programmed MCM cards for S02 &amp; S04 antenna with proper IP.</text:p>
                <text:p text:style-name="P7">Tested first in Lab &amp; then went to antenna.</text:p>
                <text:p text:style-name="P7">- Working with CPK for interfacing Front End common box with New MCM card.</text:p>
                <text:p text:style-name="P7">- Designed first level web based GUI.</text:p>
                <text:p text:style-name="P7"/>
              </text:list-item>
              <text:list-item>
                <text:p text:style-name="P7">DBB updated that he has implemented getsource() command. He will need servo structure for full fledge implementation of getsource() command.</text:p>
                <text:p text:style-name="P7">- Implemented data logging program for present online.</text:p>
                <text:p text:style-name="P7">- Implemented showlist command in Python environment.</text:p>
                <text:p text:style-name="P7">- Working on implementing command file execution in <text:s/>Python environment.</text:p>
                <text:p text:style-name="P7"/>
              </text:list-item>
              <text:list-item>
                <text:p text:style-name="P7">SNK updated that he is working on GTAC form.</text:p>
                <text:p text:style-name="P7"/>
              </text:list-item>
              <text:list-item>
                <text:p text:style-name="P7">CPK updated that purchase order for two Miltec PC has gone.</text:p>
                <text:p text:style-name="P7">- 61 MCM card tested.</text:p>
                <text:p text:style-name="P7">- Analog backend will require 41 MCM card.</text:p>
                <text:p text:style-name="P7"/>
              </text:list-item>
              <text:list-item>
                <text:p text:style-name="P7">Nayak ji updated that he has asked for split AC for Telemetry Lab, by march first week Telemetry Lab will get three split AC.</text:p>
                <text:p text:style-name="P7">- Smoke &amp; firm alarm installed in telemetry lab.</text:p>
                <text:p text:style-name="P7">- Live video streaming on GMRT home page. </text:p>
                <text:p text:style-name="P7"/>
              </text:list-item>
              <text:list-item>
                <text:p text:style-name="P7">We discussed servo procedures in detail.</text:p>
                <text:p text:style-name="P7">It was agreed that servo procedures will be implemented in Online_V2 as well as most of the commands can be combined into one command.</text:p>
                <text:p text:style-name="P7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2-11T18:45:00</dc:date>
    <dc:creator>teleset </dc:creator>
    <meta:editing-duration>P1DT11H27M43S</meta:editing-duration>
    <meta:editing-cycles>452</meta:editing-cycles>
    <meta:generator>LibreOffice/3.4$Linux LibreOffice_project/340m1$Build-602</meta:generator>
    <meta:document-statistic meta:table-count="1" meta:image-count="0" meta:object-count="0" meta:page-count="1" meta:paragraph-count="38" meta:word-count="368" meta:character-count="2061" meta:non-whitespace-character-count="1729"/>
  </office:meta>
</office:document-meta>
</file>